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officeooo:paragraph-rsid="001b8408"/>
    </style:style>
    <style:style style:name="P2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Comic Sans MS" fo:font-size="11pt" officeooo:paragraph-rsid="001b8408" style:font-size-asian="11pt" style:font-size-complex="11pt"/>
    </style:style>
    <style:style style:name="P3" style:family="paragraph" style:parent-style-name="Standard">
      <style:text-properties style:font-name="Comic Sans MS" fo:font-size="11pt" officeooo:paragraph-rsid="001b8408" style:font-size-asian="11pt" style:font-size-complex="11pt"/>
    </style:style>
    <style:style style:name="P4" style:family="paragraph" style:parent-style-name="Standard">
      <style:text-properties officeooo:paragraph-rsid="001b8408"/>
    </style:style>
    <style:style style:name="P5" style:family="paragraph" style:parent-style-name="List_20_Paragraph" style:list-style-name="WWNum2">
      <style:text-properties officeooo:paragraph-rsid="001b8408"/>
    </style:style>
    <style:style style:name="P6" style:family="paragraph" style:parent-style-name="List_20_Paragraph" style:list-style-name="WWNum3">
      <style:text-properties officeooo:paragraph-rsid="001b8408"/>
    </style:style>
    <style:style style:name="P7" style:family="paragraph" style:parent-style-name="List_20_Paragraph" style:list-style-name="WWNum1">
      <style:text-properties officeooo:paragraph-rsid="001b8408"/>
    </style:style>
    <style:style style:name="P8" style:family="paragraph" style:parent-style-name="List_20_Paragraph">
      <style:text-properties officeooo:paragraph-rsid="001b8408"/>
    </style:style>
    <style:style style:name="T1" style:family="text">
      <style:text-properties style:font-name="Comic Sans MS" style:text-underline-style="solid" style:text-underline-width="auto" style:text-underline-color="font-color" fo:font-weight="bold" style:font-weight-asian="bold"/>
    </style:style>
    <style:style style:name="T2" style:family="text">
      <style:text-properties style:font-name="Comic Sans MS" fo:font-size="11pt" style:font-size-asian="11pt" style:font-size-complex="11pt"/>
    </style:style>
    <style:style style:name="T3" style:family="text">
      <style:text-properties fo:font-style="italic" style:font-style-asian="italic"/>
    </style:style>
    <style:style style:name="fr1" style:family="graphic" style:parent-style-name="Formula">
      <style:graphic-properties style:wrap="run-through" style:number-wrapped-paragraphs="no-limit" style:vertical-pos="top" style:vertical-rel="baseline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XERCICE 1 :</text:span><text:span text:style-name="T2"> </text:span></text:p>
      <text:p text:style-name="P2"/>
      <text:p text:style-name="P1"><text:span text:style-name="T2">Résoudre les équations suivantes après avoir eu recours éventuellement à des factorisations </text:span></text:p>
      <text:p text:style-name="P2"/>
      <text:list xml:id="list2728611267" text:style-name="WWNum3">
        <text:list-item>
          <text:p text:style-name="P6"><draw:frame draw:style-name="fr1" draw:name="Object1" text:anchor-type="as-char" svg:width="4.845cm" svg:height="0.586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</text:list-item>
        <text:list-item>
          <text:p text:style-name="P6">(<text:span text:style-name="T3">x</text:span> – 5)(2<text:span text:style-name="T3">x</text:span> + 3) = 2<text:span text:style-name="T3">x</text:span>(<text:span text:style-name="T3">x</text:span> + 1) </text:p>
        </text:list-item>
        <text:list-item>
          <text:p text:style-name="P6">(<text:span text:style-name="T3">x</text:span>² – 9)(<text:span text:style-name="T3">x</text:span> + 1) + 2(<text:span text:style-name="T3">x</text:span> + 3 )(1 - <text:span text:style-name="T3">x</text:span>² ) = 0<text:tab/></text:p>
        </text:list-item>
        <text:list-item>
          <text:p text:style-name="P6"><draw:frame draw:style-name="fr1" draw:name="Object2" text:anchor-type="as-char" svg:width="3.341cm" svg:height="0.547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</text:list-item>
        <text:list-item>
          <text:p text:style-name="P6"><draw:frame draw:style-name="fr1" draw:name="Object3" text:anchor-type="as-char" svg:width="4.71cm" svg:height="0.54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item>
      </text:list>
      <text:p text:style-name="P1"/>
      <text:p text:style-name="P1"><text:span text:style-name="T1">EXERCICE 2 :</text:span><text:span text:style-name="T2"> </text:span><text:bookmark text:name="_Hlk495081227"/></text:p>
      <text:p text:style-name="P1"/>
      <text:p text:style-name="P1"><text:span text:style-name="T2">Déterminer, à l’aide d’un tableau, le signe des expressions suivantes</text:span> : </text:p>
      <text:p text:style-name="P1"/>
      <text:list xml:id="list3631388298" text:style-name="WWNum1">
        <text:list-item>
          <text:p text:style-name="P7"><draw:frame draw:style-name="fr1" draw:name="Object4" text:anchor-type="as-char" svg:width="3.595cm" svg:height="0.547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</text:list-item>
      </text:list>
      <text:p text:style-name="P8"/>
      <text:list xml:id="list132524435323559" text:continue-numbering="true" text:style-name="WWNum1">
        <text:list-item>
          <text:p text:style-name="P7"><draw:frame draw:style-name="fr1" draw:name="Object5" text:anchor-type="as-char" svg:width="3.791cm" svg:height="0.547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</text:list-item>
      </text:list>
      <text:p text:style-name="P8"/>
      <text:list xml:id="list132525331540358" text:continue-numbering="true" text:style-name="WWNum1">
        <text:list-item>
          <text:p text:style-name="P7"><draw:frame draw:style-name="fr1" draw:name="Object6" text:anchor-type="as-char" svg:width="3.791cm" svg:height="0.646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</text:list-item>
      </text:list>
      <text:p text:style-name="P8"/>
      <text:list xml:id="list132525157492626" text:continue-numbering="true" text:style-name="WWNum1">
        <text:list-item>
          <text:p text:style-name="P7"><draw:frame draw:style-name="fr1" draw:name="Object7" text:anchor-type="as-char" svg:width="4.26cm" svg:height="0.547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  </text:list-item>
      </text:list>
      <text:p text:style-name="P8"/>
      <text:list xml:id="list132524078382301" text:continue-numbering="true" text:style-name="WWNum1">
        <text:list-item>
          <text:p text:style-name="P7"><draw:frame draw:style-name="fr1" draw:name="Object8" text:anchor-type="as-char" svg:width="2.755cm" svg:height="1.094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  </text:list-item>
      </text:list>
      <text:p text:style-name="P4"/>
      <text:p text:style-name="P1"><text:span text:style-name="T1">EXERCICE 3 :</text:span><text:span text:style-name="T2"> </text:span></text:p>
      <text:p text:style-name="P4"/>
      <text:p text:style-name="P4"><text:span text:style-name="T2">Résoudre dans lR les inéquations suivantes :</text:span></text:p>
      <text:p text:style-name="P3"/>
      <text:list xml:id="list628926142" text:style-name="WWNum2">
        <text:list-item>
          <text:p text:style-name="P5"><draw:frame draw:style-name="fr1" draw:name="Object9" text:anchor-type="as-char" svg:width="2.344cm" svg:height="1.094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</text:list-item>
        <text:list-item>
          <text:p text:style-name="P5"><draw:frame draw:style-name="fr1" draw:name="Object10" text:anchor-type="as-char" svg:width="1.251cm" svg:height="1.094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&gt; <draw:frame draw:style-name="fr1" draw:name="Object11" text:anchor-type="as-char" svg:width="0.43cm" svg:height="1.094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</text:list-item>
        <text:list-item>
          <text:p text:style-name="P5"><draw:frame draw:style-name="fr1" text:anchor-type="as-char" svg:width="2.482cm" svg:height="1.17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/>&lt; 0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8T13:24:04.349389711</meta:creation-date>
    <dc:date>2019-11-28T13:25:23.759980838</dc:date>
    <meta:editing-duration>PT1M19S</meta:editing-duration>
    <meta:editing-cycles>1</meta:editing-cycles>
    <meta:document-statistic meta:table-count="0" meta:image-count="0" meta:object-count="12" meta:page-count="1" meta:paragraph-count="19" meta:word-count="79" meta:character-count="348" meta:non-whitespace-character-count="283"/>
    <meta:generator>LibreOffice/6.0.7.3$Linux_X86_64 LibreOffice_project/00m0$Build-3</meta:generator>
  </office:meta>
</office:document-meta>
</file>

<file path=Object 1/content.xml><?xml version="1.0" encoding="utf-8"?>
<math xmlns="http://www.w3.org/1998/Math/MathML" display="block">
  <semantics>
    <mrow>
      <mstyle mathsize="12pt">
        <mfrac>
          <mrow>
            <mo stretchy="false">(</mo>
            <mn>2</mn>
            <mrow>
              <mi>x</mi>
              <mo stretchy="false">+</mo>
              <mn>1</mn>
            </mrow>
            <mrow>
              <msup>
                <mo stretchy="false">)</mo>
                <mstyle mathsize="8pt">
                  <mn>2</mn>
                </mstyle>
              </msup>
              <mo stretchy="false">−</mo>
              <mn>4</mn>
            </mrow>
            <mi>x</mi>
          </mrow>
          <mrow>
            <mrow>
              <msup>
                <mi>x</mi>
                <mstyle mathsize="8pt">
                  <mn>2</mn>
                </mstyle>
              </msup>
              <mo stretchy="false">−</mo>
              <mn>4</mn>
            </mrow>
            <mi>x</mi>
          </mrow>
        </mfrac>
      </mstyle>
      <mrow/>
    </mrow>
    <annotation encoding="StarMath 5.0"> size 12{ {  { \( 2x+1 \)  rSup { size 8{2} }  - 4x}  over  {x rSup { size 8{2} }  - 4x} } } {}</annotation>
  </semantics>
</math>
</file>

<file path=Object 10/content.xml><?xml version="1.0" encoding="utf-8"?>
<math xmlns="http://www.w3.org/1998/Math/MathML" display="block">
  <semantics>
    <mrow>
      <mstyle mathsize="12pt">
        <mrow>
          <mfrac>
            <mrow>
              <mi>x</mi>
              <mo stretchy="false">+</mo>
              <mn>5</mn>
            </mrow>
            <mrow>
              <mi>x</mi>
              <mo stretchy="false">−</mo>
              <mn>1</mn>
            </mrow>
          </mfrac>
          <mo stretchy="false">≤</mo>
          <mfrac>
            <mrow>
              <mi>x</mi>
              <mo stretchy="false">−</mo>
              <mn>3</mn>
            </mrow>
            <mrow>
              <mi>x</mi>
              <mo stretchy="false">+</mo>
              <mn>2</mn>
            </mrow>
          </mfrac>
        </mrow>
      </mstyle>
      <mrow/>
    </mrow>
    <annotation encoding="StarMath 5.0"> size 12{ {  {x+5}  over  {x - 1} }  &lt;=  {  {x - 3}  over  {x+2} } } {}</annotation>
  </semantics>
</math>
</file>

<file path=Object 11/content.xml><?xml version="1.0" encoding="utf-8"?>
<math xmlns="http://www.w3.org/1998/Math/MathML" display="block">
  <semantics>
    <mrow>
      <mstyle mathsize="12pt">
        <mfrac>
          <mrow>
            <mi>x</mi>
            <mo stretchy="false">+</mo>
            <mn>5</mn>
          </mrow>
          <mrow>
            <mrow>
              <mn>4</mn>
              <mo stretchy="false">−</mo>
              <mn>5</mn>
            </mrow>
            <mi>x</mi>
          </mrow>
        </mfrac>
      </mstyle>
      <mrow/>
    </mrow>
    <annotation encoding="StarMath 5.0"> size 12{ {  {x+5}  over  {4 - 5x} } } {}</annotation>
  </semantics>
</math>
</file>

<file path=Object 12/content.xml><?xml version="1.0" encoding="utf-8"?>
<math xmlns="http://www.w3.org/1998/Math/MathML" display="block">
  <semantics>
    <mrow>
      <mstyle mathsize="12pt">
        <mfrac>
          <mn>1</mn>
          <mn>2</mn>
        </mfrac>
      </mstyle>
      <mrow/>
    </mrow>
    <annotation encoding="StarMath 5.0"> size 12{ {  {1}  over  {2} } } {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fence="true" stretchy="true">(</mo>
            <mrow>
              <mrow>
                <mn>3</mn>
                <mrow>
                  <mi>x</mi>
                  <mo stretchy="false">−</mo>
                  <mn>1</mn>
                </mrow>
              </mrow>
            </mrow>
            <mo fence="true" stretchy="true">)</mo>
          </mrow>
          <mrow>
            <mrow>
              <mo fence="true" stretchy="true">(</mo>
              <mrow>
                <mrow>
                  <mi>x</mi>
                  <mo stretchy="false">−</mo>
                  <mn>2</mn>
                </mrow>
              </mrow>
              <mo fence="true" stretchy="true">)</mo>
            </mrow>
            <mo stretchy="false">−</mo>
            <mn>4</mn>
          </mrow>
          <mi>x</mi>
          <mrow>
            <mrow>
              <mo fence="true" stretchy="true">(</mo>
              <mrow>
                <mrow>
                  <mi>x</mi>
                  <mo stretchy="false">−</mo>
                  <mn>2</mn>
                </mrow>
              </mrow>
              <mo fence="true" stretchy="true">)</mo>
            </mrow>
            <mo stretchy="false">=</mo>
            <mn>0</mn>
          </mrow>
        </mrow>
      </mstyle>
      <mrow/>
    </mrow>
    <annotation encoding="StarMath 5.0"> size 12{ left (3x - 1 right ) left (x - 2 right ) - 4x left (x - 2 right )=0} {}</annotation>
  </semantics>
</math>
</file>

<file path=Object 3/content.xml><?xml version="1.0" encoding="utf-8"?>
<math xmlns="http://www.w3.org/1998/Math/MathML" display="block">
  <semantics>
    <mrow>
      <mstyle mathsize="12pt">
        <mrow>
          <mo stretchy="false">(</mo>
          <mrow>
            <mn>2</mn>
            <mo stretchy="false">−</mo>
            <mn>3</mn>
          </mrow>
          <mi>x</mi>
          <mo stretchy="false">)</mo>
          <mo stretchy="false">(</mo>
          <mn>4</mn>
          <mrow>
            <mi>x</mi>
            <mo stretchy="false">+</mo>
            <mn>1</mn>
          </mrow>
          <mrow>
            <mo stretchy="false">)</mo>
            <mo stretchy="false">=</mo>
            <mn>2</mn>
          </mrow>
        </mrow>
      </mstyle>
      <mrow/>
    </mrow>
    <annotation encoding="StarMath 5.0"> size 12{ \( 2 - 3x \)  \( 4x+1 \) =2} {}</annotation>
  </semantics>
</math>
</file>

<file path=Object 4/content.xml><?xml version="1.0" encoding="utf-8"?>
<math xmlns="http://www.w3.org/1998/Math/MathML" display="block">
  <semantics>
    <mrow>
      <mstyle mathsize="12pt">
        <mrow>
          <mo stretchy="false">(</mo>
          <mn>4</mn>
          <mrow>
            <mi>x</mi>
            <mo stretchy="false">−</mo>
            <mn>5</mn>
          </mrow>
          <mo stretchy="false">)</mo>
          <mo stretchy="false">(</mo>
          <mrow>
            <mn>1</mn>
            <mo stretchy="false">−</mo>
            <mn>2</mn>
          </mrow>
          <mi>x</mi>
          <mo stretchy="false">)</mo>
          <mo stretchy="false">(</mo>
          <mn>2</mn>
          <mrow>
            <mi>x</mi>
            <mo stretchy="false">+</mo>
            <mn>6</mn>
          </mrow>
          <mrow>
            <mo stretchy="false">)</mo>
            <mo stretchy="false">=</mo>
            <mn>0</mn>
          </mrow>
        </mrow>
      </mstyle>
      <mrow/>
    </mrow>
    <annotation encoding="StarMath 5.0"> size 12{ \( 4x - 5 \)  \( 1 - 2x \)  \( 2x+6 \) =0} {}</annotation>
  </semantics>
</math>
</file>

<file path=Object 5/content.xml><?xml version="1.0" encoding="utf-8"?>
<math xmlns="http://www.w3.org/1998/Math/MathML" display="block">
  <semantics>
    <mrow>
      <mstyle mathsize="12pt">
        <mrow>
          <mi>A</mi>
          <mo stretchy="false">(</mo>
          <mi>x</mi>
          <mrow>
            <mo stretchy="false">)</mo>
            <mo stretchy="false">=</mo>
            <mo stretchy="false">(</mo>
          </mrow>
          <mrow>
            <mi>x</mi>
            <mo stretchy="false">−</mo>
            <mn>4</mn>
          </mrow>
          <mo stretchy="false">)</mo>
          <mo stretchy="false">(</mo>
          <mrow>
            <mi>x</mi>
            <mo stretchy="false">−</mo>
            <mn>3</mn>
          </mrow>
          <mo stretchy="false">)</mo>
        </mrow>
      </mstyle>
      <mrow/>
    </mrow>
    <annotation encoding="StarMath 5.0"> size 12{A \( x \) = \( x - 4 \)  \( x - 3 \) } {}</annotation>
  </semantics>
</math>
</file>

<file path=Object 6/content.xml><?xml version="1.0" encoding="utf-8"?>
<math xmlns="http://www.w3.org/1998/Math/MathML" display="block">
  <semantics>
    <mrow>
      <mstyle mathsize="12pt">
        <mrow>
          <mi>B</mi>
          <mo stretchy="false">(</mo>
          <mi>x</mi>
          <mrow>
            <mo stretchy="false">)</mo>
            <mo stretchy="false">=</mo>
            <mo stretchy="false">(</mo>
          </mrow>
          <mrow>
            <mn>1</mn>
            <mo stretchy="false">−</mo>
            <mn>2</mn>
          </mrow>
          <mi>x</mi>
          <mo stretchy="false">)</mo>
          <mo stretchy="false">(</mo>
          <mrow>
            <mi>x</mi>
            <mo stretchy="false">+</mo>
            <mn>2</mn>
          </mrow>
          <mo stretchy="false">)</mo>
        </mrow>
      </mstyle>
      <mrow/>
    </mrow>
    <annotation encoding="StarMath 5.0"> size 12{B \( x \) = \( 1 - 2x \)  \( x+2 \) } {}</annotation>
  </semantics>
</math>
</file>

<file path=Object 7/content.xml><?xml version="1.0" encoding="utf-8"?>
<math xmlns="http://www.w3.org/1998/Math/MathML" display="block">
  <semantics>
    <mrow>
      <mstyle mathsize="12pt">
        <mrow>
          <mi>C</mi>
          <mo stretchy="false">(</mo>
          <mi>x</mi>
          <mrow>
            <mo stretchy="false">)</mo>
            <mo stretchy="false">=</mo>
            <mo stretchy="false">(</mo>
          </mrow>
          <mrow>
            <mn>1</mn>
            <mo stretchy="false">−</mo>
            <msup>
              <mi>x</mi>
              <mstyle mathsize="8pt">
                <mn>2</mn>
              </mstyle>
            </msup>
          </mrow>
          <mo stretchy="false">)</mo>
          <mo stretchy="false">(</mo>
          <mrow>
            <mi>x</mi>
            <mo stretchy="false">−</mo>
            <mn>4</mn>
          </mrow>
          <mo stretchy="false">)</mo>
        </mrow>
      </mstyle>
      <mrow/>
    </mrow>
    <annotation encoding="StarMath 5.0"> size 12{C \( x \) = \( 1 - x rSup { size 8{2} }  \)  \( x - 4 \) } {}</annotation>
  </semantics>
</math>
</file>

<file path=Object 8/content.xml><?xml version="1.0" encoding="utf-8"?>
<math xmlns="http://www.w3.org/1998/Math/MathML" display="block">
  <semantics>
    <mrow>
      <mstyle mathsize="12pt">
        <mrow>
          <mi>D</mi>
          <mo stretchy="false">(</mo>
          <mi>x</mi>
          <mrow>
            <mo stretchy="false">)</mo>
            <mo stretchy="false">=</mo>
            <mn>5</mn>
          </mrow>
          <mi>x</mi>
          <mo stretchy="false">(</mo>
          <mn>3</mn>
          <mrow>
            <mi>x</mi>
            <mo stretchy="false">−</mo>
            <mn>2</mn>
          </mrow>
          <mo stretchy="false">)</mo>
          <mo stretchy="false">(</mo>
          <mrow>
            <mi>x</mi>
            <mo stretchy="false">+</mo>
            <mn>5</mn>
          </mrow>
          <mo stretchy="false">)</mo>
        </mrow>
      </mstyle>
      <mrow/>
    </mrow>
    <annotation encoding="StarMath 5.0"> size 12{D \( x \) =5x \( 3x - 2 \)  \( x+5 \) } {}</annotation>
  </semantics>
</math>
</file>

<file path=Object 9/content.xml><?xml version="1.0" encoding="utf-8"?>
<math xmlns="http://www.w3.org/1998/Math/MathML" display="block">
  <semantics>
    <mrow>
      <mstyle mathsize="12pt">
        <mrow>
          <mi>E</mi>
          <mo stretchy="false">(</mo>
          <mi>x</mi>
          <mrow>
            <mo stretchy="false">)</mo>
            <mo stretchy="false">=</mo>
            <mfrac>
              <mrow>
                <mi>x</mi>
                <mo stretchy="false">(</mo>
                <mrow>
                  <mi>x</mi>
                  <mo stretchy="false">+</mo>
                  <mn>1</mn>
                </mrow>
                <mo stretchy="false">)</mo>
              </mrow>
              <mrow>
                <mn>3</mn>
                <mrow>
                  <mi>x</mi>
                  <mo stretchy="false">−</mo>
                  <mn>2</mn>
                </mrow>
              </mrow>
            </mfrac>
          </mrow>
        </mrow>
      </mstyle>
      <mrow/>
    </mrow>
    <annotation encoding="StarMath 5.0"> size 12{E \( x \) = {  {x \( x+1 \) }  over  {3x - 2} } } {}</annotation>
  </semantics>
</math>
</file>